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text-properties officeooo:paragraph-rsid="0015bb41"/>
    </style:style>
    <style:style style:name="P2" style:family="paragraph" style:parent-style-name="Heading_20_1" style:master-page-name="MP0">
      <style:paragraph-properties style:page-number="auto" fo:break-before="page"/>
    </style:style>
    <style:style style:name="P3" style:family="paragraph" style:parent-style-name="Normal">
      <style:text-properties officeooo:rsid="001a7e58" officeooo:paragraph-rsid="001a7e58"/>
    </style:style>
    <style:style style:name="P4" style:family="paragraph" style:parent-style-name="Normal">
      <style:text-properties officeooo:rsid="001bf80a" officeooo:paragraph-rsid="001bf80a"/>
    </style:style>
    <style:style style:name="P5" style:family="paragraph" style:parent-style-name="Normal">
      <style:text-properties officeooo:rsid="001ec332" officeooo:paragraph-rsid="001ec332"/>
    </style:style>
    <style:style style:name="P6" style:family="paragraph" style:parent-style-name="Normal">
      <style:text-properties officeooo:paragraph-rsid="001ed449"/>
    </style:style>
    <style:style style:name="P7" style:family="paragraph" style:parent-style-name="Normal">
      <style:text-properties officeooo:rsid="001f5be2" officeooo:paragraph-rsid="001f5be2"/>
    </style:style>
    <style:style style:name="P8" style:family="paragraph" style:parent-style-name="Normal">
      <style:text-properties officeooo:paragraph-rsid="0022bd02"/>
    </style:style>
    <style:style style:name="P9" style:family="paragraph" style:parent-style-name="Normal">
      <style:text-properties officeooo:rsid="0023ca81" officeooo:paragraph-rsid="0023ca81"/>
    </style:style>
    <style:style style:name="P10" style:family="paragraph" style:parent-style-name="Normal">
      <style:text-properties officeooo:paragraph-rsid="0023ca81"/>
    </style:style>
    <style:style style:name="P11" style:family="paragraph" style:parent-style-name="Normal">
      <style:text-properties officeooo:paragraph-rsid="00253da2"/>
    </style:style>
    <style:style style:name="P12" style:family="paragraph" style:parent-style-name="Normal">
      <style:text-properties officeooo:paragraph-rsid="0026fe04"/>
    </style:style>
    <style:style style:name="P13" style:family="paragraph" style:parent-style-name="Normal">
      <style:text-properties officeooo:paragraph-rsid="00288954"/>
    </style:style>
    <style:style style:name="P14" style:family="paragraph" style:parent-style-name="Normal">
      <style:text-properties officeooo:rsid="0029ace4" officeooo:paragraph-rsid="0029ace4"/>
    </style:style>
    <style:style style:name="P15" style:family="paragraph" style:parent-style-name="Normal">
      <style:text-properties officeooo:rsid="002b61b1" officeooo:paragraph-rsid="002b61b1"/>
    </style:style>
    <style:style style:name="P16" style:family="paragraph" style:parent-style-name="Normal">
      <style:text-properties officeooo:paragraph-rsid="002b61b1"/>
    </style:style>
    <style:style style:name="P17" style:family="paragraph" style:parent-style-name="Normal">
      <style:text-properties officeooo:rsid="0030d7f5" officeooo:paragraph-rsid="0030d7f5"/>
    </style:style>
    <style:style style:name="P18" style:family="paragraph" style:parent-style-name="Normal">
      <style:paragraph-properties fo:break-before="page"/>
    </style:style>
    <style:style style:name="P19" style:family="paragraph" style:parent-style-name="Normal">
      <style:paragraph-properties fo:break-before="page"/>
      <style:text-properties officeooo:rsid="001bf80a" officeooo:paragraph-rsid="001bf80a"/>
    </style:style>
    <style:style style:name="T1" style:family="text">
      <style:text-properties officeooo:rsid="001a7e58"/>
    </style:style>
    <style:style style:name="T2" style:family="text">
      <style:text-properties fo:color="#2e74b5" loext:opacity="100%" style:font-name="Calibri Light" fo:font-size="16pt" officeooo:rsid="001a7e58" style:font-name-asian="Times New Roman" style:font-size-asian="16pt" style:font-name-complex="Calibri Light" style:font-size-complex="16pt"/>
    </style:style>
    <style:style style:name="T3" style:family="text">
      <style:text-properties officeooo:rsid="001bf80a"/>
    </style:style>
    <style:style style:name="T4" style:family="text">
      <style:text-properties officeooo:rsid="001ddf43"/>
    </style:style>
    <style:style style:name="T5" style:family="text">
      <style:text-properties officeooo:rsid="001ed449"/>
    </style:style>
    <style:style style:name="T6" style:family="text">
      <style:text-properties officeooo:rsid="0020d2f8"/>
    </style:style>
    <style:style style:name="T7" style:family="text">
      <style:text-properties officeooo:rsid="0022bd02"/>
    </style:style>
    <style:style style:name="T8" style:family="text">
      <style:text-properties officeooo:rsid="0023ca81"/>
    </style:style>
    <style:style style:name="T9" style:family="text">
      <style:text-properties officeooo:rsid="0023de8c"/>
    </style:style>
    <style:style style:name="T10" style:family="text">
      <style:text-properties officeooo:rsid="00253da2"/>
    </style:style>
    <style:style style:name="T11" style:family="text">
      <style:text-properties officeooo:rsid="0026fe04"/>
    </style:style>
    <style:style style:name="T12" style:family="text">
      <style:text-properties officeooo:rsid="00288954"/>
    </style:style>
    <style:style style:name="T13" style:family="text">
      <style:text-properties officeooo:rsid="002b61b1"/>
    </style:style>
    <style:style style:name="T14" style:family="text">
      <style:text-properties officeooo:rsid="002d60e2"/>
    </style:style>
    <style:style style:name="T15" style:family="text">
      <style:text-properties officeooo:rsid="002e93bb"/>
    </style:style>
    <style:style style:name="T16" style:family="text">
      <style:text-properties officeooo:rsid="002f4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ssembly Tutorial, Lesson <text:span text:style-name="T1">2</text:span>: <text:span text:style-name="T2">Addressing Modes</text:span></text:h>
      <text:p text:style-name="Normal">[Title Slide]</text:p>
      <text:p text:style-name="Normal">Hi, there! This is Matt Heffernan. Welcome back to my channel. This is the <text:span text:style-name="T1">second</text:span> episode of my <text:span text:style-name="T1">tutorial</text:span> series on Z80 assembly language development, targeting the Sinclair ZX Spectrum to learn how to program a simple system starting at the very lowest level.</text:p>
      <text:p text:style-name="Normal">This series assume<text:span text:style-name="T1">s</text:span> that you already have some familiarity with programming in a high-level language and some rudimentary understanding of things like hexadecimal numbers and Boolean logic. If you don’t, I would recommend checking out the many videos and websites out there that can get you started on those topics, and I have some linked at my GitHub repo page that’s linked in the description below.</text:p>
      <text:p text:style-name="P3">In the first episode, we went over some of the basics of what assembly language is, and what that means for the Z80 processor and its use with the Spectrum. In this episode, we are going to learn about all of the different addressing modes provided by the Z80 and show how all of them work in an example program for the Spectrum. But first, we need to define what we mean by “addressing mode”.</text:p>
      <text:p text:style-name="Normal">[Slide 2: <text:span text:style-name="T3">memory map</text:span>]</text:p>
      <text:p text:style-name="P5">When we talk about addressing in a computer, we usually mean memory, and the Z80 has 16-bit addressing. This means that there is a 64 kilobyte memory space, so if a Z80-based system were to have more than 64k, it would require banking, which means that addresses could refer to different parts of memory based on the current bank selection. This is the case with the 128k Spectrum, but the 48k Spectrum does not require banking. Each of those 65,536 addresses refers to <text:span text:style-name="T5">a singular byte in memory. The first 16k of memory is read-only, which is why we call it the ROM, for read-only memory. The remaining 48k is random-access memory, or RAM, for short. This memory we can read or write to, but some parts of it have specific purposes, like the screen memory, which will affect the display when we write to it.</text:span></text:p>
      <text:p text:style-name="P6"><text:span text:style-name="T5">But how we read, write, or even execute code within this entire memory space is entirely controlled through the use of different addressing modes in the assembly language. But addressing in this context doesn’t just mean memory.</text:span></text:p>
      <text:p text:style-name="P6">[Slide <text:span text:style-name="T3">3</text:span>: Z80 Architecture]</text:p>
      <text:p text:style-name="P7">It also means how we deal with registers. The Z80 instruction set actually operates mostly on registers rather than directly addressing memory. So most addressing modes relate to how we handle the contents and arrangement of these registers. As we saw in the previous episode, the Z80 has a single 8-bit accumulator, called A, and then 6 more general purpose 8-bit registers that can be paired off into 16-bit registers. Then there are the alternate registers that can be swapped out with those, as well as a few 16-bit registers for the program counter, stack pointer, and index registers, which are all meant to store memory addresses and can be used to interact with memory in different ways.</text:p>
      <text:p text:style-name="P4"/>
      <text:p text:style-name="P19">[Slide 4: Implied]</text:p>
      <text:p text:style-name="P8"><text:span text:style-name="T6">The simplest addressing mode in Z80 assembly language is the Implied Addressing mode, which means that the mnemonic only has an instruction abbreviation and no operands. That also means that the machine code for these instructions only consist of an opcode and no operand bytes, but the opcode itself may be one or two bytes long. For these instruction, they may have an affect on registers and/or memory, but those registers and addresses don’t need to be called out in the assembly code as operands. In some cases, there are instructions that have both implied modes and non-implied modes, and it the latter case it will have operands to specify a different way that the instruction can work, </text:span><text:span text:style-name="T7">using different registers, memory addresses or values.</text:span></text:p>
      <text:p text:style-name="P8">[Slide 5: Mnemonic Syntax]</text:p>
      <text:p text:style-name="P10"><text:span text:style-name="T8">In the last episode we saw how the load instruction works, and how it always has a pair of operands, with the destination of a value first, then the source of that value after the comma. Each of those operands has its own explicit addressing mode. We also saw these examples, where those modes dealt with either registers, memory addresses, or immediate values, but now we will get into each of those in detail.</text:span></text:p>
      <text:p text:style-name="P1">[slide 6 – <text:span text:style-name="T3">register</text:span>]</text:p>
      <text:p text:style-name="P9">The <text:span text:style-name="T9">most basic explicit addressing mode is the register mode, where we are simply dealing with the values in registers, which can be either 8-bit or 16-bit values, depending on which register is specified. The operand syntax is simply the name of the register, which is one to three letters long, as you can see here. Even the accumulator and status byte can be combined into a single 16-bit register called AF, and you can use the EX instruction to swap it out with the alternate AF, which in this case is formatted as AF-prime, the one case a special character is used for register addressing. Register operands do not require an memory access on their own behalf, but they can be combined with </text:span><text:span text:style-name="T10">operands in other modes than will access memory. In the machine code, the registers specified are encoded within the opcode, and not in extra bytes after the opcode. In fact, almost all of the load instructions between registers result in just a single byte of machine code, so the only memory access is to fetch that one instruction byte from memory, as specified by the program counter, so they are quite fast.</text:span></text:p>
      <text:p text:style-name="P11"><text:span text:style-name="T10">[cut to </text:span>Slide 7 – <text:span text:style-name="T3">immediate</text:span>]</text:p>
      <text:p text:style-name="P12"><text:span text:style-name="T11">Immediate addressing means that the value you are referencing is right in the code itself, rather than somewhere else in memory, referred to by address. Instead, an 8-bit value is used as an operand, which in assembly language can be formatted as an integer in either decimal, binary, or hexadecimal. The range of an 8-bit integer is from zero to 255 in decimal, which is 8 ones in binary or FF in hex. Effectively hard-coding this value is not quite as fast as just having that value maintained in a register, but it is quite a bit faster than having to fetch it from somewhere else in memory.</text:span></text:p>
      <text:p text:style-name="Normal">[cut to slide 8 – <text:span text:style-name="T4">extended immediate</text:span>]</text:p>
      <text:p text:style-name="P13"><text:span text:style-name="T12">Extended immediate addressing is just like regular immediate addressing, except that it is dealing with 16-bit values, also right in the code as part of the instruction. These values could be just regular integer values up to 65,535, or addresses that you are loading into a register. The immediate unconditional jump instruction is just JP with the target address after it, and all that happens in that instruction is the address in the operand is loaded into the program counter, rather than the address of the next instruction in the code.</text:span></text:p>
      <text:p text:style-name="Normal"/>
      <text:p text:style-name="P18">[Slide 9 – <text:span text:style-name="T4">extended/direct</text:span>]</text:p>
      <text:p text:style-name="P14">While extended immediate mode has a value as an operand, just plain extended addressing has the address of the value in memory, rather than the value itself. This is signified by having the 16-bit address surrounded by parentheses, which <text:span text:style-name="T13">means that a fetch will happen with that address, and depending on the operand order, this address will be read from or written to. This mode is only used with the Load instruction, and only in conjunction with the register mode, which means that memory can only be read into a register and can only be written from a register. </text:span><text:span text:style-name="T14">The width of the register determines the amount of data being transferred, with 8-bit registers loading a single byte and 16-bit registers loading two bytes starting from the specified address.</text:span><text:span text:style-name="T13"> There is no Z80 instruction to directly copy between memory addresses or modify any memory value in place. In most cases, you are going to deal with memory addresses not in the instruction code, but in a register.</text:span></text:p>
      <text:p text:style-name="P15">[cut to slide 10 – register indirect]</text:p>
      <text:p text:style-name="P16"><text:span text:style-name="T13">We do this by using register indirect addressing. In this mode, the address in question needs to be loaded into a 16-bit register, either directly from a load instruction or as the result of a calculation. You can use </text:span><text:span text:style-name="T14">BC or DE to load values to or from the accumulator, but in most cases you need to use the HL register. Any memory location can be used like most general purpose registers if its address is currently in HL. To use the address in one of these registers for indirect addressing, you simply surround the register name with parentheses, just as you would for a direct address. </text:span><text:span text:style-name="T15">Unlike direct addressing, there are no instructions that can load more than a single byte </text:span><text:span text:style-name="T16">from the address. You are either loading a byte into an 8-bit register, or doing some sort of operation on that single byte in memory.</text:span></text:p>
      <text:p text:style-name="P17">[cut to slide 11 – modified page zero]</text:p>
      <text:p text:style-name="P17"/>
      <text:p text:style-name="P18"/>
      <text:p text:style-name="Normal">[start loading patreon.sna]</text:p>
      <text:p text:style-name="Normal">That’s all we’re going to go through in this episode, but we have a lot more in store. The Z80 instruction set is huge, especially for an 8-bit processor, and there’s a lot to go through, starting with the different addressing modes, which will be the subject of Lesson 2. Please subscribe to my channel and click the bell to be notified when the next episode comes out, and please like this video if you learned anything and let YouTube know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2%"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2%"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title/>
    <dc:description/>
    <dc:subject/>
    <meta:initial-creator>MATTHEW HEFFERNAN</meta:initial-creator>
    <meta:creation-date>2021-05-24T16:34:00Z</meta:creation-date>
    <dc:date>2021-06-08T01:22:38.246027773</dc:date>
    <meta:editing-cycles>54</meta:editing-cycles>
    <meta:editing-duration>PT18H39M56S</meta:editing-duration>
    <meta:document-statistic meta:table-count="0" meta:image-count="0" meta:object-count="0" meta:page-count="4" meta:paragraph-count="27" meta:word-count="1584" meta:character-count="9059" meta:non-whitespace-character-count="7496"/>
    <meta:template xlink:type="simple" xlink:actuate="onRequest" xlink:title="" xlink:href="../../Lesson1/Lesson1_Script.odt/Normal.dotm"/>
  </office:meta>
</office:document-meta>
</file>